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1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2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cm" svg:height="2cm" svg:x="8cm" svg:y="5cm"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12cm" svg:y="4.501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12cm" svg:y="6.5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3cm" svg:y="5.5cm">
          <text:p text:style-name="P1">eth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6cm" svg:y="4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16cm" svg:y="6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cm" svg:y1="5cm" svg:x2="16cm" svg:y2="5cm">
          <text:p/>
        </draw:line>
        <draw:line draw:style-name="gr4" draw:text-style-name="P2" draw:layer="layout" svg:x1="14cm" svg:y1="7cm" svg:x2="16cm" svg:y2="7cm">
          <text:p/>
        </draw:line>
        <draw:custom-shape draw:style-name="gr1" draw:text-style-name="P1" draw:layer="layout" svg:width="4cm" svg:height="2cm" svg:x="8cm" svg:y="11cm"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12cm" svg:y="10.501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12cm" svg:y="12.5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99cm" svg:x="3cm" svg:y="11.5cm">
          <text:p text:style-name="P1">eth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6cm" svg:y="10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16cm" svg:y="12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cm" svg:y1="11cm" svg:x2="16cm" svg:y2="11cm">
          <text:p/>
        </draw:line>
        <draw:line draw:style-name="gr4" draw:text-style-name="P2" draw:layer="layout" svg:x1="14cm" svg:y1="13cm" svg:x2="16cm" svg:y2="13cm">
          <text:p/>
        </draw:line>
        <draw:custom-shape draw:style-name="gr5" draw:text-style-name="P1" draw:layer="layout" svg:width="3cm" svg:height="0.999cm" svg:x="5cm" svg:y="10.75cm">
          <text:p text:style-name="P1">eth2.9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999cm" svg:x="5cm" svg:y="12.501cm">
          <text:p text:style-name="P1">Eth2.32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205cm" svg:height="0.962cm" svg:x="8.045cm" svg:y="10.038cm">
          <draw:text-box>
            <text:p>95</text:p>
          </draw:text-box>
        </draw:frame>
        <draw:frame draw:style-name="gr6" draw:text-style-name="P3" draw:layer="layout" svg:width="1.205cm" svg:height="0.962cm" svg:x="10.75cm" svg:y="10cm">
          <draw:text-box>
            <text:p>95</text:p>
          </draw:text-box>
        </draw:frame>
        <draw:frame draw:style-name="gr6" draw:text-style-name="P3" draw:layer="layout" svg:width="1.205cm" svg:height="0.962cm" svg:x="8cm" svg:y="13.038cm">
          <draw:text-box>
            <text:p>32</text:p>
          </draw:text-box>
        </draw:frame>
        <draw:frame draw:style-name="gr6" draw:text-style-name="P3" draw:layer="layout" svg:width="1.205cm" svg:height="0.962cm" svg:x="10.75cm" svg:y="13.038cm">
          <draw:text-box>
            <text:p>3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1:28:59.412989148</meta:creation-date>
    <dc:date>2025-02-08T21:36:03.754789861</dc:date>
    <meta:editing-duration>PT7M6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